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transparent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.688cm" loext:contextual-spacing="false" fo:line-height="120%" fo:background-color="#ffffff" style:writing-mode="lr-tb"/>
      <style:text-properties fo:font-weight="normal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urier New" fo:font-size="13.5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urier New" fo:font-size="13.5pt" fo:font-style="normal" style:text-underline-style="none" fo:font-weight="normal" style:text-blinking="false" fo:background-color="#fff200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.212cm" loext:contextual-spacing="false" fo:line-height="120%" fo:text-align="center" style:justify-single-word="false" fo:background-color="#ffffff" style:writing-mode="lr-tb"/>
    </style:style>
    <style:style style:name="P10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cm" fo:margin-bottom="0.282cm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13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14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.494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21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22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23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24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25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7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P39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.494cm" loext:contextual-spacing="false" fo:line-height="120%" fo:text-indent="0cm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#fff200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fff" loext:char-shading-value="0"/>
    </style:style>
    <style:style style:name="T6" style:family="text">
      <style:text-properties fo:background-color="#ffff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5ccba2a9-7fff-5c29-72d0-565af127df82"/>Core Java: Part 1</text:p>
      <text:p text:style-name="P2">Which of the following are keywords in Java programming language</text:p>
      <text:list xml:id="list1682210154" text:style-name="L1">
        <text:list-item>
          <text:p text:style-name="P12">a) public</text:p>
        </text:list-item>
        <text:list-item>
          <text:p text:style-name="P20">b) static</text:p>
        </text:list-item>
        <text:list-item>
          <text:p text:style-name="P20">c) void</text:p>
        </text:list-item>
        <text:list-item>
          <text:p text:style-name="P25">d) main</text:p>
        </text:list-item>
        <text:list-item>
          <text:p text:style-name="P32">e) scope</text:p>
        </text:list-item>
      </text:list>
      <text:p text:style-name="P2">Consider the code</text:p>
      <text:p text:style-name="P6">private static void printTotal(int i, int j) {</text:p>
      <text:p text:style-name="P6">int sum = i + j;</text:p>
      <text:p text:style-name="P6">System.out.println("This program performs addition " +</text:p>
      <text:p text:style-name="P6">"using two numbers supplied.");</text:p>
      <text:p text:style-name="P6">System.out.println("The two numbers and the sum: " +</text:p>
      <text:p text:style-name="P6">i + " + " + j + " = " + sum);</text:p>
      <text:p text:style-name="P6">}</text:p>
      <text:p text:style-name="P3">In the above code which of the following define local variables:</text:p>
      <text:list xml:id="list3338097957" text:style-name="L2">
        <text:list-item>
          <text:p text:style-name="P14">a) i, j only.</text:p>
        </text:list-item>
        <text:list-item>
          <text:p text:style-name="P26">b) sum only.</text:p>
        </text:list-item>
        <text:list-item>
          <text:p text:style-name="P21">c) i, j and sum.</text:p>
        </text:list-item>
        <text:list-item>
          <text:p text:style-name="P33">d) There are no local variables.</text:p>
        </text:list-item>
      </text:list>
      <text:p text:style-name="P2">Which of the following are correct regarding Java variables</text:p>
      <text:list xml:id="list4097778876" text:style-name="L3">
        <text:list-item>
          <text:p text:style-name="P15">a) The default value for boolean variable is: true.</text:p>
        </text:list-item>
        <text:list-item>
          <text:p text:style-name="P27">b) A literal and a variable are the same.</text:p>
        </text:list-item>
        <text:list-item>
          <text:p text:style-name="P22">c) This is a valid variable declaration: int _52 = 52;</text:p>
        </text:list-item>
        <text:list-item>
          <text:p text:style-name="P38">d) This is a valid instance variable declaration: int i, j = 10;</text:p>
        </text:list-item>
      </text:list>
      <text:p text:style-name="P2">Consider the code:</text:p>
      <text:p text:style-name="P6">// This program prints text and an integer number.</text:p>
      <text:p text:style-name="P6">public class YearPrinter {</text:p>
      <text:p text:style-name="P6"><text:soft-page-break/>public static void main(String [] args) {</text:p>
      <text:p text:style-name="P6">int year= 2013;</text:p>
      <text:p text:style-name="P6">System.out.println("This year is: " + year);</text:p>
      <text:p text:style-name="P6">}</text:p>
      <text:p text:style-name="P6">}</text:p>
      <text:p text:style-name="P3">Which of the following are correct of the above code:</text:p>
      <text:list xml:id="list828395821" text:style-name="L4">
        <text:list-item>
          <text:p text:style-name="P16">a) <text:span text:style-name="T3">“year” is a numeric variable.</text:span></text:p>
        </text:list-item>
        <text:list-item>
          <text:p text:style-name="P28">b) <text:span text:style-name="T3">‘System.out.println(“This year is: ” + year);’ is a statement.</text:span></text:p>
        </text:list-item>
        <text:list-item>
          <text:p text:style-name="P28">c) <text:span text:style-name="T3">“YearPrinter” is the name of a class.</text:span></text:p>
        </text:list-item>
        <text:list-item>
          <text:p text:style-name="P28">d) <text:span text:style-name="T3">“main” is the name of a method.</text:span></text:p>
        </text:list-item>
        <text:list-item>
          <text:p text:style-name="P34">e)<text:span text:style-name="T3"> “//” is used to write a comment within a class.</text:span></text:p>
        </text:list-item>
      </text:list>
      <text:p text:style-name="P5"><text:span text:style-name="T1">Q 5 :</text:span><text:span text:style-name="T2"> </text:span><text:span text:style-name="T1">Which of the following code snippets correctly show statement “blocks”</text:span></text:p>
      <text:p text:style-name="P4">a.</text:p>
      <text:p text:style-name="P7">public int calculate(int a, int b) {</text:p>
      <text:p text:style-name="P7">int c = a + b;</text:p>
      <text:p text:style-name="P7">System.out.println("a+b = " + c);</text:p>
      <text:p text:style-name="P7">return c;</text:p>
      <text:p text:style-name="P7">}</text:p>
      <text:p text:style-name="P3">b.</text:p>
      <text:p text:style-name="P7">String a = "Java";</text:p>
      <text:p text:style-name="P7">String b = "programming";</text:p>
      <text:p text:style-name="P7">String c = "Java programming";</text:p>
      <text:p text:style-name="P7">if (c.equals(a + b)) {</text:p>
      <text:p text:style-name="P7">System.out.println("Java programming"); // prints Java programming</text:p>
      <text:p text:style-name="P7">}</text:p>
      <text:p text:style-name="P3">c.</text:p>
      <text:p text:style-name="P7">{</text:p>
      <text:p text:style-name="P7">Object object = null;</text:p>
      <text:p text:style-name="P7">}</text:p>
      <text:p text:style-name="P3">d.</text:p>
      <text:p text:style-name="P7"><text:soft-page-break/>Integer i = null;</text:p>
      <text:p text:style-name="P7">try {</text:p>
      <text:p text:style-name="P7">i = new Integer("56");</text:p>
      <text:p text:style-name="P7">}</text:p>
      <text:p text:style-name="P7">catch(NumberFormatException nfe) {</text:p>
      <text:p text:style-name="P7">nfe.printStackTrace();</text:p>
      <text:p text:style-name="P7">}</text:p>
      <text:p text:style-name="P2">To create a Java application which of the following are required</text:p>
      <text:list xml:id="list1883592116" text:style-name="L5">
        <text:list-item>
          <text:p text:style-name="P13">a) A source code file.</text:p>
        </text:list-item>
        <text:list-item>
          <text:p text:style-name="P23">b) Java programming language compiler.</text:p>
        </text:list-item>
        <text:list-item>
          <text:p text:style-name="P23">c) A text editor or an IDE.</text:p>
        </text:list-item>
        <text:list-item>
          <text:p text:style-name="P39">d) The Java application launcer.</text:p>
        </text:list-item>
      </text:list>
      <text:p text:style-name="P2">Consider the code</text:p>
      <text:p text:style-name="P6">public class YearPrinter {</text:p>
      <text:p text:style-name="P6">public static void main(String [] args) {</text:p>
      <text:p text:style-name="P6">new YearPrinter().printIt();</text:p>
      <text:p text:style-name="P6">}</text:p>
      <text:p text:style-name="P6">private void printIt() {</text:p>
      <text:p text:style-name="P6">int year= 2013;</text:p>
      <text:p text:style-name="P6">System.out.println("This year is: " + year);</text:p>
      <text:p text:style-name="P6">}</text:p>
      <text:p text:style-name="P8"> </text:p>
      <text:p text:style-name="P6">}</text:p>
      <text:p text:style-name="P3">Which one of the following is correct after the above is compiled and run:</text:p>
      <text:list xml:id="list3045289367" text:style-name="L6">
        <text:list-item>
          <text:p text:style-name="P17">a) There is a compile time error.</text:p>
        </text:list-item>
        <text:list-item>
          <text:p text:style-name="P29">b) <text:span text:style-name="T3">The program prints “The year is: 2013”.</text:span></text:p>
        </text:list-item>
        <text:list-item>
          <text:p text:style-name="P35">c) There is a runtime error.</text:p>
        </text:list-item>
      </text:list>
      <text:p text:style-name="P2">Consider the code</text:p>
      <text:p text:style-name="P6">package mypackage;</text:p>
      <text:p text:style-name="P8"> </text:p>
      <text:p text:style-name="P6">public class ClassA {</text:p>
      <text:p text:style-name="P6">public static void main(String [] args) {</text:p>
      <text:p text:style-name="P6"><text:soft-page-break/>new ClassA().doThis();</text:p>
      <text:p text:style-name="P6">}</text:p>
      <text:p text:style-name="P6">public void doThis() {</text:p>
      <text:p text:style-name="P6">System.out.println("Running the ClassA class.");</text:p>
      <text:p text:style-name="P6">}</text:p>
      <text:p text:style-name="P6">}</text:p>
      <text:p text:style-name="P3">Assume that the ClassA.java is in the current directory. And, all the Java commands are run from the current directory. Which of the following are correct:</text:p>
      <text:p text:style-name="P9"> </text:p>
      <text:list xml:id="list2800639015" text:style-name="L7">
        <text:list-item>
          <text:p text:style-name="P18">a<text:span text:style-name="T3">) The command “javac -d . ClassA.java” at command prompt creates a directory called mypackage, and ClassA.class file within that directory.</text:span></text:p>
        </text:list-item>
        <text:list-item>
          <text:p text:style-name="P24">b) The above class can be run at the command prompt using the command “java mypackage.ClassA”.</text:p>
        </text:list-item>
        <text:list-item>
          <text:p text:style-name="P30">c) The above class can be run at the command prompt using the command “java ClassA”.</text:p>
        </text:list-item>
        <text:list-item>
          <text:p text:style-name="P36">d) The above class can be run at the command prompt using the command “java ClassA.class”.</text:p>
        </text:list-item>
      </text:list>
      <text:p text:style-name="P2">The package and import statements must be specified before a class definition within a class file</text:p>
      <text:p text:style-name="P3"><text:span text:style-name="T3">True</text:span> or false:</text:p>
      <text:p text:style-name="P2">Consider the following two Java classes</text:p>
      <text:p text:style-name="P6">ProgramA.java:</text:p>
      <text:p text:style-name="P8"> </text:p>
      <text:p text:style-name="P6">import java.util.ArrayList;</text:p>
      <text:p text:style-name="P6">public class ProgramA {</text:p>
      <text:p text:style-name="P8"> </text:p>
      <text:p text:style-name="P6">public static void main (String [] rrr) {</text:p>
      <text:p text:style-name="P6">ArrayList&lt;String&gt; list1 = new ArrayList&lt;String&gt;();</text:p>
      <text:p text:style-name="P6">list1.add("element 1");</text:p>
      <text:p text:style-name="P6">System.out.println("An element is added to the array list.");</text:p>
      <text:p text:style-name="P6">}</text:p>
      <text:p text:style-name="P6">}</text:p>
      <text:p text:style-name="P8"><text:soft-page-break/> </text:p>
      <text:p text:style-name="P6">ProgramB.java:</text:p>
      <text:p text:style-name="P8"> </text:p>
      <text:p text:style-name="P6">public class ProgramB {</text:p>
      <text:p text:style-name="P8"> </text:p>
      <text:p text:style-name="P6">public static void main (String [] args) {</text:p>
      <text:p text:style-name="P6">java.util.ArrayList&lt;String&gt; list = new java.util.ArrayList&lt;String&gt;();</text:p>
      <text:p text:style-name="P6">list.add("element 1");</text:p>
      <text:p text:style-name="P6">System.out.println("An element is added to the array list.");</text:p>
      <text:p text:style-name="P6">}</text:p>
      <text:p text:style-name="P6">}</text:p>
      <text:p text:style-name="P3">Which of the following are correct of the above two classes:</text:p>
      <text:list xml:id="list101444928" text:style-name="L8">
        <text:list-item>
          <text:p text:style-name="P19">a)<text:span text:style-name="T3"> Both ProgramA and ProgramB compile, run and print “An element is added to the arraylist .”.</text:span></text:p>
        </text:list-item>
        <text:list-item>
          <text:p text:style-name="P31">b) Only ProgramA compiles, runs and prints “An element is added to the arraylist .”.</text:p>
        </text:list-item>
        <text:list-item>
          <text:p text:style-name="P31">c) Only ProgramB compiles, runs and print “An element is added to the arraylist .”.</text:p>
        </text:list-item>
        <text:list-item>
          <text:p text:style-name="P37">d) Both ProgramA and ProgramB fail to compile and run.</text:p>
        </text:list-item>
      </text:list>
      <text:p text:style-name="P1"><text:line-break/></text:p>
      <text:p text:style-name="P10">Which of the following is not introduced with Java 8?</text:p>
      <text:p text:style-name="P11">a) Stream API</text:p>
      <text:p text:style-name="P11">b)<text:span text:style-name="T3"> Serialization</text:span></text:p>
      <text:p text:style-name="P11">c) Spliterator</text:p>
      <text:p text:style-name="P11">d) Lambda Expression</text:p>
      <text:p text:style-name="Text_20_body"/>
      <text:p text:style-name="P10">What is the purpose of BooleanSupplier function interface?</text:p>
      <text:p text:style-name="P11">a)<text:span text:style-name="T3"> represents supplier of Boolean-valued results</text:span></text:p>
      <text:p text:style-name="P11">b) returns Boolean-valued result</text:p>
      <text:p text:style-name="P11">c) There is no such function interface</text:p>
      <text:p text:style-name="P11">d) returns null if Boolean is passed as argument</text:p>
      <text:p text:style-name="Text_20_body"><text:soft-page-break/></text:p>
      <text:p text:style-name="P10">What is the return type of lambda expression?</text:p>
      <text:p text:style-name="P11">a) String</text:p>
      <text:p text:style-name="P11">b) <text:span text:style-name="T5">Object</text:span></text:p>
      <text:p text:style-name="P11">c)<text:span text:style-name="T4"> void</text:span></text:p>
      <text:p text:style-name="P11">d)<text:span text:style-name="T6"> Function</text:span></text:p>
      <text:p text:style-name="Text_20_body"/>
      <text:p text:style-name="P10">Which is the new method introduced in java 8 to iterate over a collection?</text:p>
      <text:p text:style-name="P11">a) for (String i : StringList)</text:p>
      <text:p text:style-name="P11">b) foreach (String i : StringList)</text:p>
      <text:p text:style-name="P11">c) <text:span text:style-name="T3">StringList.forEach()</text:span></text:p>
      <text:p text:style-name="P11">d) List.for()</text:p>
      <text:p text:style-name="Text_20_body"/>
      <text:p text:style-name="P10">What are the two types of Streams offered by java 8?</text:p>
      <text:p text:style-name="P11">a) <text:span text:style-name="T3">sequential and parallel</text:span></text:p>
      <text:p text:style-name="P11">b) sequential and random</text:p>
      <text:p text:style-name="P11">c) parallel and random</text:p>
      <text:p text:style-name="P11">d) random and synchronized</text:p>
      <text:p text:style-name="Text_20_body"/>
      <text:p text:style-name="P10">Which feature of java 8 enables us to create a work stealing thread pool using all available processors at its target?</text:p>
      <text:p text:style-name="P11">a) workPool</text:p>
      <text:p text:style-name="P11">b) <text:span text:style-name="T3">newWorkStealingPool</text:span></text:p>
      <text:p text:style-name="P11">c) threadPool</text:p>
      <text:p text:style-name="P11">d) workThreadPool</text:p>
      <text:p text:style-name="Text_20_body"/>
      <text:p text:style-name="P10">What does Files.lines(Path path) do?</text:p>
      <text:p text:style-name="P11">a) It reads all the files at the path specified as a String</text:p>
      <text:p text:style-name="P11">b)<text:span text:style-name="T3"> It reads all the lines from a file as a Stream</text:span></text:p>
      <text:p text:style-name="P11">c) It reads the filenames at the path specified</text:p>
      <text:p text:style-name="P11"><text:soft-page-break/>d) It counts the number of lines for files at the path specified</text:p>
      <text:p text:style-name="Text_20_body"/>
      <text:p text:style-name="P10">What is Optional object used for?</text:p>
      <text:p text:style-name="P11">a) Optional is used for optional runtime argument</text:p>
      <text:p text:style-name="P11">b) Optional is used for optional spring profile</text:p>
      <text:p text:style-name="P11">c) <text:span text:style-name="T3">Optional is used to represent null with absent value</text:span></text:p>
      <text:p text:style-name="P11">d) Optional means it’s not mandatory for method to return object</text:p>
      <text:p text:style-name="Text_20_body"/>
      <text:p text:style-name="P10">What is the substitute of Rhino javascript engine in Java 8?</text:p>
      <text:p text:style-name="P11">a) <text:span text:style-name="T3">Nashorn</text:span></text:p>
      <text:p text:style-name="P11">b) V8</text:p>
      <text:p text:style-name="P11">c) Inscript</text:p>
      <text:p text:style-name="P11">d) Narcissus</text:p>
      <text:p text:style-name="Text_20_body"/>
      <text:p text:style-name="P10">What does SAM stand for in the context of Functional Interface?</text:p>
      <text:p text:style-name="P11">a) Single Ambivalue Method</text:p>
      <text:p text:style-name="P11">b) <text:span text:style-name="T3">Single Abstract Method</text:span></text:p>
      <text:p text:style-name="P11">c) Simple Active Markup</text:p>
      <text:p text:style-name="P11">d) Simple Abstract Markup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22:15:03.628768621</meta:creation-date>
    <dc:date>2019-05-30T23:18:37.953534575</dc:date>
    <meta:editing-duration>PT10M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7" meta:paragraph-count="184" meta:word-count="1034" meta:character-count="5751" meta:non-whitespace-character-count="4914"/>
  </office:meta>
</office:document-meta>
</file>